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62a0d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62a0d6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36221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f36221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097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a1b119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="Arrowheads_20_1" draw:marker-start-width="0.376cm" draw:marker-end="Arrowheads_20_1" draw:marker-end-width="0.3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P1" style:family="paragraph">
      <loext:graphic-properties draw:fill="solid" draw:fill-color="#62a0d6"/>
      <style:paragraph-properties fo:text-align="center"/>
    </style:style>
    <style:style style:name="P2" style:family="paragraph">
      <loext:graphic-properties draw:fill="solid" draw:fill-color="#f36221"/>
      <style:paragraph-properties fo:text-align="center"/>
    </style:style>
    <style:style style:name="P3" style:family="paragraph">
      <loext:graphic-properties draw:fill="none" draw:fill-color="#ffffff"/>
      <style:text-properties style:font-name="CMU Bright"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solid" draw:fill-color="#a1b11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text-align="start" style:writing-mode="lr-tb"/>
      <style:text-properties style:font-name="CMU Bright"/>
    </style:style>
    <style:style style:name="P13" style:family="paragraph">
      <loext:graphic-properties draw:fill="none"/>
      <style:text-properties style:font-name="CMU Bright" fo:font-size="16pt" style:font-size-asian="16pt" style:font-size-complex="16pt"/>
    </style:style>
    <style:style style:name="T1" style:family="text">
      <style:text-properties style:font-name="CMU Brigh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Liberation Sans1" fo:font-size="18pt" style:font-size-asian="18pt" style:font-name-complex="Liberation Sans1" style:font-size-complex="18pt"/>
    </style:style>
    <style:style style:name="T4" style:family="text">
      <style:text-properties fo:color="#000000" style:font-name="CMU Bright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74cm" svg:height="2.286cm" svg:x="1.714cm" svg:y="7.624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.523cm" svg:height="2.285cm" svg:x="6.858cm" svg:y="7.624cm" svg:viewBox="0 0 1524 2286" draw:points="0,0 1524,0 1524,609 762,609 762,1676 1524,1676 1524,2286 0,2286">
          <text:p/>
        </draw:polygon>
        <draw:polygon draw:style-name="gr3" draw:text-style-name="P2" draw:layer="layout" svg:width="1.523cm" svg:height="2.285cm" svg:x="17.277cm" svg:y="7.566cm" svg:viewBox="0 0 1524 2286" draw:points="0,0 1524,0 1524,2286 0,2286 0,1676 762,1676 762,609 0,609">
          <text:p/>
        </draw:polygon>
        <draw:custom-shape draw:style-name="gr4" draw:text-style-name="P2" draw:layer="layout" svg:width="5.206cm" svg:height="2.286cm" svg:x="18.787cm" svg:y="7.56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cm" svg:height="1.233cm" svg:x="2.381cm" svg:y="8.162cm">
          <draw:text-box>
            <text:p><text:span text:style-name="T1">Solver A</text:span></text:p>
          </draw:text-box>
        </draw:frame>
        <draw:frame draw:style-name="gr6" draw:text-style-name="P3" draw:layer="layout" svg:width="3.597cm" svg:height="1.233cm" svg:x="19.639cm" svg:y="8.09cm">
          <draw:text-box>
            <text:p><text:span text:style-name="T1">Solver B</text:span></text:p>
          </draw:text-box>
        </draw:frame>
        <draw:polygon draw:style-name="gr7" draw:text-style-name="P4" draw:layer="layout" svg:width="1.523cm" svg:height="2.285cm" svg:x="7.82cm" svg:y="7.62cm" svg:viewBox="0 0 1524 2286" draw:points="762,0 762,609 0,609 0,1676 762,1676 762,2133 762,2286 1524,2286 1524,0 1371,0">
          <text:p/>
        </draw:polygon>
        <draw:polygon draw:style-name="gr7" draw:text-style-name="P4" draw:layer="layout" svg:width="1.523cm" svg:height="2.285cm" svg:x="16.315cm" svg:y="7.562cm" svg:viewBox="0 0 1524 2286" draw:points="762,0 762,609 1524,609 1524,1676 762,1676 762,2133 762,2286 0,2286 0,0 153,0">
          <text:p/>
        </draw:polygon>
        <draw:line draw:style-name="gr8" draw:text-style-name="P5" draw:layer="layout" svg:x1="11.058cm" svg:y1="8.62cm" svg:x2="14.563cm" svg:y2="8.62cm">
          <text:p/>
        </draw:line>
        <draw:frame draw:style-name="gr9" draw:text-style-name="P6" draw:layer="layout" svg:width="3.506cm" svg:height="0.806cm" svg:x="5.572cm" svg:y="5.995cm">
          <draw:text-box>
            <text:p><text:span text:style-name="T2">libprecice</text:span></text:p>
          </draw:text-box>
        </draw:frame>
        <draw:line draw:style-name="gr10" draw:text-style-name="P7" draw:layer="layout" svg:x1="8.924cm" svg:y1="7.367cm" svg:x2="8.162cm" svg:y2="6.757cm">
          <text:p/>
        </draw:line>
        <draw:frame draw:style-name="gr9" draw:text-style-name="P6" draw:layer="layout" svg:width="3.506cm" svg:height="0.806cm" svg:x="18.373cm" svg:y="5.832cm">
          <draw:text-box>
            <text:p><text:span text:style-name="T2">adapter</text:span></text:p>
          </draw:text-box>
        </draw:frame>
        <draw:line draw:style-name="gr10" draw:text-style-name="P7" draw:layer="layout" svg:x1="17.764cm" svg:y1="7.248cm" svg:x2="18.221cm" svg:y2="6.638cm">
          <text:p/>
        </draw:line>
        <draw:line draw:style-name="gr11" draw:text-style-name="P8" draw:layer="layout" svg:x1="11.81cm" svg:y1="11.869cm" svg:x2="13.334cm" svg:y2="11.869cm">
          <text:p/>
        </draw:line>
        <draw:line draw:style-name="gr11" draw:text-style-name="P8" draw:layer="layout" svg:x1="11.81cm" svg:y1="11.844cm" svg:x2="11.81cm" svg:y2="14.892cm">
          <text:p/>
        </draw:line>
        <draw:line draw:style-name="gr11" draw:text-style-name="P8" draw:layer="layout" svg:x1="14.096cm" svg:y1="14.871cm" svg:x2="11.81cm" svg:y2="14.871cm">
          <text:p/>
        </draw:line>
        <draw:line draw:style-name="gr11" draw:text-style-name="P8" draw:layer="layout" svg:x1="14.096cm" svg:y1="14.892cm" svg:x2="14.096cm" svg:y2="12.606cm">
          <text:p/>
        </draw:line>
        <draw:path draw:style-name="gr12" draw:text-style-name="P9" draw:layer="layout" svg:width="0.783cm" svg:height="0.748cm" svg:x="13.313cm" svg:y="11.865cm" svg:viewBox="0 0 784 749" svg:d="M0 0l784 749h-784zM0 0zM784 749z">
          <text:p/>
        </draw:path>
        <draw:polygon draw:style-name="gr11" draw:text-style-name="P8" draw:layer="layout" svg:width="0.783cm" svg:height="0.748cm" svg:x="13.313cm" svg:y="11.865cm" svg:viewBox="0 0 784 749" draw:points="0,0 784,749 0,749">
          <text:p/>
        </draw:polygon>
        <draw:polygon draw:style-name="gr11" draw:text-style-name="P8" draw:layer="layout" svg:width="0cm" svg:height="0cm" svg:x="13.313cm" svg:y="11.865cm" svg:viewBox="0 0 0 0" draw:points="0,0">
          <text:p/>
        </draw:polygon>
        <draw:polygon draw:style-name="gr11" draw:text-style-name="P8" draw:layer="layout" svg:width="0cm" svg:height="0cm" svg:x="14.096cm" svg:y="12.613cm" svg:viewBox="0 0 0 0" draw:points="0,0">
          <text:p/>
        </draw:polygon>
        <draw:frame draw:style-name="gr13" draw:text-style-name="P11" draw:layer="layout" svg:width="1.306cm" svg:height="0.712cm" svg:x="12.312cm" svg:y="13.129cm">
          <draw:text-box>
            <text:p text:style-name="P10"><text:span text:style-name="T3">XML</text:span></text:p>
          </draw:text-box>
        </draw:frame>
        <draw:line draw:style-name="gr11" draw:text-style-name="P8" draw:layer="layout" svg:x1="10.551cm" svg:y1="11.072cm" svg:x2="10.644cm" svg:y2="11.115cm">
          <text:p/>
        </draw:line>
        <draw:line draw:style-name="gr11" draw:text-style-name="P8" draw:layer="layout" svg:x1="10.734cm" svg:y1="11.16cm" svg:x2="10.823cm" svg:y2="11.203cm">
          <text:p/>
        </draw:line>
        <draw:line draw:style-name="gr11" draw:text-style-name="P8" draw:layer="layout" svg:x1="10.914cm" svg:y1="11.248cm" svg:x2="11.007cm" svg:y2="11.291cm">
          <text:p/>
        </draw:line>
        <draw:line draw:style-name="gr11" draw:text-style-name="P8" draw:layer="layout" svg:x1="11.094cm" svg:y1="11.333cm" svg:x2="11.187cm" svg:y2="11.376cm">
          <text:p/>
        </draw:line>
        <draw:line draw:style-name="gr11" draw:text-style-name="P8" draw:layer="layout" svg:x1="11.278cm" svg:y1="11.421cm" svg:x2="11.367cm" svg:y2="11.464cm">
          <text:p/>
        </draw:line>
        <draw:line draw:style-name="gr11" draw:text-style-name="P8" draw:layer="layout" svg:x1="11.457cm" svg:y1="11.505cm" svg:x2="11.55cm" svg:y2="11.552cm">
          <text:p/>
        </draw:line>
        <draw:polygon draw:style-name="gr12" draw:text-style-name="P9" draw:layer="layout" svg:width="0.353cm" svg:height="0.338cm" svg:x="10.304cm" svg:y="10.913cm" svg:viewBox="0 0 354 339" draw:points="0,42 188,339 354,0">
          <text:p/>
        </draw:polygon>
        <draw:line draw:style-name="gr11" draw:text-style-name="P8" draw:layer="layout" svg:x1="14.926cm" svg:y1="11.064cm" svg:x2="14.837cm" svg:y2="11.108cm">
          <text:p/>
        </draw:line>
        <draw:line draw:style-name="gr11" draw:text-style-name="P8" draw:layer="layout" svg:x1="14.746cm" svg:y1="11.153cm" svg:x2="14.654cm" svg:y2="11.196cm">
          <text:p/>
        </draw:line>
        <draw:line draw:style-name="gr11" draw:text-style-name="P8" draw:layer="layout" svg:x1="14.563cm" svg:y1="11.241cm" svg:x2="14.474cm" svg:y2="11.284cm">
          <text:p/>
        </draw:line>
        <draw:line draw:style-name="gr11" draw:text-style-name="P8" draw:layer="layout" svg:x1="14.383cm" svg:y1="11.326cm" svg:x2="14.29cm" svg:y2="11.369cm">
          <text:p/>
        </draw:line>
        <draw:line draw:style-name="gr11" draw:text-style-name="P8" draw:layer="layout" svg:x1="14.203cm" svg:y1="11.414cm" svg:x2="14.11cm" svg:y2="11.457cm">
          <text:p/>
        </draw:line>
        <draw:line draw:style-name="gr11" draw:text-style-name="P8" draw:layer="layout" svg:x1="14.02cm" svg:y1="11.498cm" svg:x2="13.93cm" svg:y2="11.545cm">
          <text:p/>
        </draw:line>
        <draw:polygon draw:style-name="gr12" draw:text-style-name="P9" draw:layer="layout" svg:width="0.349cm" svg:height="0.338cm" svg:x="14.823cm" svg:y="10.906cm" svg:viewBox="0 0 350 339" draw:points="350,42 0,0 162,339">
          <text:p/>
        </draw:polygon>
        <draw:frame draw:style-name="gr14" draw:text-style-name="P13" draw:layer="layout" svg:width="3.744cm" svg:height="0.653cm" svg:x="11.006cm" svg:y="15.031cm">
          <draw:text-box>
            <text:p text:style-name="P12"><text:span text:style-name="T4">preCICE Config</text:span></text:p>
          </draw:text-box>
        </draw:frame>
        <draw:line draw:style-name="gr11" draw:text-style-name="P8" draw:layer="layout" svg:x1="3.733cm" svg:y1="11.259cm" svg:x2="5.257cm" svg:y2="11.259cm">
          <text:p/>
        </draw:line>
        <draw:line draw:style-name="gr11" draw:text-style-name="P8" draw:layer="layout" svg:x1="3.733cm" svg:y1="11.234cm" svg:x2="3.733cm" svg:y2="14.282cm">
          <text:p/>
        </draw:line>
        <draw:line draw:style-name="gr11" draw:text-style-name="P8" draw:layer="layout" svg:x1="6.019cm" svg:y1="14.261cm" svg:x2="3.733cm" svg:y2="14.261cm">
          <text:p/>
        </draw:line>
        <draw:line draw:style-name="gr11" draw:text-style-name="P8" draw:layer="layout" svg:x1="6.019cm" svg:y1="14.282cm" svg:x2="6.019cm" svg:y2="11.996cm">
          <text:p/>
        </draw:line>
        <draw:path draw:style-name="gr12" draw:text-style-name="P9" draw:layer="layout" svg:width="0.783cm" svg:height="0.748cm" svg:x="5.236cm" svg:y="11.255cm" svg:viewBox="0 0 784 749" svg:d="M0 0l784 749h-784zM0 0zM784 749z">
          <text:p/>
        </draw:path>
        <draw:polygon draw:style-name="gr11" draw:text-style-name="P8" draw:layer="layout" svg:width="0.783cm" svg:height="0.748cm" svg:x="5.236cm" svg:y="11.255cm" svg:viewBox="0 0 784 749" draw:points="0,0 784,749 0,749">
          <text:p/>
        </draw:polygon>
        <draw:polygon draw:style-name="gr11" draw:text-style-name="P8" draw:layer="layout" svg:width="0cm" svg:height="0cm" svg:x="5.236cm" svg:y="11.255cm" svg:viewBox="0 0 0 0" draw:points="0,0">
          <text:p/>
        </draw:polygon>
        <draw:polygon draw:style-name="gr11" draw:text-style-name="P8" draw:layer="layout" svg:width="0cm" svg:height="0cm" svg:x="6.019cm" svg:y="12.003cm" svg:viewBox="0 0 0 0" draw:points="0,0">
          <text:p/>
        </draw:polygon>
        <draw:frame draw:style-name="gr13" draw:text-style-name="P11" draw:layer="layout" svg:width="1.678cm" svg:height="0.712cm" svg:x="4.046cm" svg:y="12.582cm">
          <draw:text-box>
            <text:p text:style-name="P10"><text:span text:style-name="T3">YAML</text:span></text:p>
          </draw:text-box>
        </draw:frame>
        <draw:line draw:style-name="gr11" draw:text-style-name="P8" draw:layer="layout" svg:x1="6.849cm" svg:y1="10.454cm" svg:x2="6.76cm" svg:y2="10.498cm">
          <text:p/>
        </draw:line>
        <draw:line draw:style-name="gr11" draw:text-style-name="P8" draw:layer="layout" svg:x1="6.669cm" svg:y1="10.543cm" svg:x2="6.577cm" svg:y2="10.586cm">
          <text:p/>
        </draw:line>
        <draw:line draw:style-name="gr11" draw:text-style-name="P8" draw:layer="layout" svg:x1="6.486cm" svg:y1="10.631cm" svg:x2="6.397cm" svg:y2="10.674cm">
          <text:p/>
        </draw:line>
        <draw:line draw:style-name="gr11" draw:text-style-name="P8" draw:layer="layout" svg:x1="6.306cm" svg:y1="10.716cm" svg:x2="6.213cm" svg:y2="10.759cm">
          <text:p/>
        </draw:line>
        <draw:line draw:style-name="gr11" draw:text-style-name="P8" draw:layer="layout" svg:x1="6.126cm" svg:y1="10.804cm" svg:x2="6.033cm" svg:y2="10.847cm">
          <text:p/>
        </draw:line>
        <draw:line draw:style-name="gr11" draw:text-style-name="P8" draw:layer="layout" svg:x1="5.943cm" svg:y1="10.888cm" svg:x2="5.853cm" svg:y2="10.935cm">
          <text:p/>
        </draw:line>
        <draw:polygon draw:style-name="gr12" draw:text-style-name="P9" draw:layer="layout" svg:width="0.349cm" svg:height="0.338cm" svg:x="6.746cm" svg:y="10.296cm" svg:viewBox="0 0 350 339" draw:points="350,42 0,0 162,339">
          <text:p/>
        </draw:polygon>
        <draw:frame draw:style-name="gr14" draw:text-style-name="P13" draw:layer="layout" svg:width="4.214cm" svg:height="0.653cm" svg:x="2.929cm" svg:y="14.421cm">
          <draw:text-box>
            <text:p text:style-name="P12"><text:span text:style-name="T4">Adapter A Config</text:span></text:p>
          </draw:text-box>
        </draw:frame>
        <draw:line draw:style-name="gr11" draw:text-style-name="P8" draw:layer="layout" svg:x1="20.145cm" svg:y1="11.107cm" svg:x2="21.669cm" svg:y2="11.107cm">
          <text:p/>
        </draw:line>
        <draw:line draw:style-name="gr11" draw:text-style-name="P8" draw:layer="layout" svg:x1="20.145cm" svg:y1="11.082cm" svg:x2="20.145cm" svg:y2="14.13cm">
          <text:p/>
        </draw:line>
        <draw:line draw:style-name="gr11" draw:text-style-name="P8" draw:layer="layout" svg:x1="22.431cm" svg:y1="14.109cm" svg:x2="20.145cm" svg:y2="14.109cm">
          <text:p/>
        </draw:line>
        <draw:line draw:style-name="gr11" draw:text-style-name="P8" draw:layer="layout" svg:x1="22.431cm" svg:y1="14.13cm" svg:x2="22.431cm" svg:y2="11.844cm">
          <text:p/>
        </draw:line>
        <draw:path draw:style-name="gr12" draw:text-style-name="P9" draw:layer="layout" svg:width="0.783cm" svg:height="0.748cm" svg:x="21.648cm" svg:y="11.103cm" svg:viewBox="0 0 784 749" svg:d="M0 0l784 749h-784zM0 0zM784 749z">
          <text:p/>
        </draw:path>
        <draw:polygon draw:style-name="gr11" draw:text-style-name="P8" draw:layer="layout" svg:width="0.783cm" svg:height="0.748cm" svg:x="21.648cm" svg:y="11.103cm" svg:viewBox="0 0 784 749" draw:points="0,0 784,749 0,749">
          <text:p/>
        </draw:polygon>
        <draw:polygon draw:style-name="gr11" draw:text-style-name="P8" draw:layer="layout" svg:width="0cm" svg:height="0cm" svg:x="21.648cm" svg:y="11.103cm" svg:viewBox="0 0 0 0" draw:points="0,0">
          <text:p/>
        </draw:polygon>
        <draw:polygon draw:style-name="gr11" draw:text-style-name="P8" draw:layer="layout" svg:width="0cm" svg:height="0cm" svg:x="22.431cm" svg:y="11.851cm" svg:viewBox="0 0 0 0" draw:points="0,0">
          <text:p/>
        </draw:polygon>
        <draw:frame draw:style-name="gr13" draw:text-style-name="P11" draw:layer="layout" svg:width="1.678cm" svg:height="0.712cm" svg:x="20.458cm" svg:y="12.43cm">
          <draw:text-box>
            <text:p text:style-name="P10"><text:span text:style-name="T3">YAML</text:span></text:p>
          </draw:text-box>
        </draw:frame>
        <draw:frame draw:style-name="gr14" draw:text-style-name="P13" draw:layer="layout" svg:width="4.218cm" svg:height="0.653cm" svg:x="19.341cm" svg:y="14.269cm">
          <draw:text-box>
            <text:p text:style-name="P12"><text:span text:style-name="T4">Adapter B Config</text:span></text:p>
          </draw:text-box>
        </draw:frame>
        <draw:line draw:style-name="gr11" draw:text-style-name="P8" draw:layer="layout" svg:x1="18.925cm" svg:y1="10.455cm" svg:x2="19.018cm" svg:y2="10.498cm">
          <text:p/>
        </draw:line>
        <draw:line draw:style-name="gr11" draw:text-style-name="P8" draw:layer="layout" svg:x1="19.108cm" svg:y1="10.543cm" svg:x2="19.197cm" svg:y2="10.586cm">
          <text:p/>
        </draw:line>
        <draw:line draw:style-name="gr11" draw:text-style-name="P8" draw:layer="layout" svg:x1="19.288cm" svg:y1="10.631cm" svg:x2="19.381cm" svg:y2="10.674cm">
          <text:p/>
        </draw:line>
        <draw:line draw:style-name="gr11" draw:text-style-name="P8" draw:layer="layout" svg:x1="19.468cm" svg:y1="10.716cm" svg:x2="19.561cm" svg:y2="10.759cm">
          <text:p/>
        </draw:line>
        <draw:line draw:style-name="gr11" draw:text-style-name="P8" draw:layer="layout" svg:x1="19.652cm" svg:y1="10.804cm" svg:x2="19.741cm" svg:y2="10.847cm">
          <text:p/>
        </draw:line>
        <draw:line draw:style-name="gr11" draw:text-style-name="P8" draw:layer="layout" svg:x1="19.831cm" svg:y1="10.888cm" svg:x2="19.924cm" svg:y2="10.935cm">
          <text:p/>
        </draw:line>
        <draw:polygon draw:style-name="gr12" draw:text-style-name="P9" draw:layer="layout" svg:width="0.353cm" svg:height="0.338cm" svg:x="18.678cm" svg:y="10.296cm" svg:viewBox="0 0 354 339" draw:points="0,42 188,339 354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05:04.865594995</meta:creation-date>
    <dc:date>2018-02-04T16:56:17.606168314</dc:date>
    <meta:editing-duration>PT14H49M35S</meta:editing-duration>
    <meta:editing-cycles>9</meta:editing-cycles>
    <meta:generator>LibreOffice/5.1.6.2$Linux_X86_64 LibreOffice_project/10m0$Build-2</meta:generator>
    <meta:document-statistic meta:object-count="71"/>
  </office:meta>
</office:document-meta>
</file>